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Verdana" svg:font-family="Verdana"/>
    <style:font-face style:name="Verdana1" svg:font-family="Verdana" style:font-family-generic="swiss"/>
    <style:font-face style:name="Monaco" svg:font-family="Monaco"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style>
    <style:style style:name="P2" style:family="paragraph" style:parent-style-name="Standard" style:list-style-name="">
      <style:paragraph-properties fo:text-align="start" style:justify-single-word="false" style:text-autospace="none"/>
      <style:text-properties style:use-window-font-color="true" style:font-name="Verdana1" fo:font-size="12pt" fo:font-style="normal" style:font-name-asian="Verdana1" style:font-size-asian="12pt" style:font-style-asian="normal" style:font-name-complex="Verdana1" style:font-size-complex="12pt" style:font-style-complex="normal"/>
    </style:style>
    <style:style style:name="P3" style:family="paragraph" style:parent-style-name="Standard" style:list-style-name="">
      <style:paragraph-properties style:text-autospace="none"/>
    </style:style>
    <style:style style:name="T1" style:family="text">
      <style:text-properties style:use-window-font-color="true" style:font-name="Verdana1" fo:font-size="12pt" style:font-name-asian="Verdana1" style:font-size-asian="12pt" style:font-name-complex="Verdana1" style:font-size-complex="12pt"/>
    </style:style>
    <style:style style:name="T2" style:family="text">
      <style:text-properties style:use-window-font-color="true" style:font-name="Verdana1" fo:font-size="12pt" fo:font-style="italic" style:font-name-asian="Verdana1" style:font-size-asian="12pt" style:font-style-asian="italic" style:font-name-complex="Verdana1" style:font-size-complex="12pt" style:font-style-complex="italic"/>
    </style:style>
    <style:style style:name="T3" style:family="text">
      <style:text-properties style:use-window-font-color="true" style:font-name="Verdana1" fo:font-size="12pt" fo:font-style="normal" style:font-name-asian="Verdana1" style:font-size-asian="12pt" style:font-style-asian="normal" style:font-name-complex="Verdana1" style:font-size-complex="12pt" style:font-style-complex="normal"/>
    </style:style>
    <style:style style:name="T4" style:family="text">
      <style:text-properties style:use-window-font-color="true" style:font-name="Monaco" fo:font-size="12pt" fo:font-style="normal" style:font-name-asian="Monaco" style:font-size-asian="12pt" style:font-style-asian="normal" style:font-name-complex="Monaco"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key idea behind Ginger packages is </text:span><text:span text:style-name="T2">tagging</text:span><text:span text:style-name="T3"> variables  Just as someone might tag an image of a teddy bear as "toy" in a online gallery, so the programmer can tag their variables with names like "public", "private", "team", "version8", "hands-off!" and so-on. (Tagging was originally called </text:span><text:span text:style-name="T2">facets</text:span><text:span text:style-name="T3"> but the concept of </text:span><text:span text:style-name="T2">tagging</text:span><text:span text:style-name="T3"> is a very widespread idea now.)</text:span></text:p>
      <text:p text:style-name="P2"/>
      <text:p text:style-name="P2">The elegance of tagging is that it allows package operations to be performed on collections of programmer-defined variables rather than the all-or-nothing approach that has become commonplace. And it that means getting the defaults right is much easier, making the organisation of an application into packages both more precise and easier.</text:p>
      <text:p text:style-name="P2"/>
      <text:p text:style-name="P1"><text:span text:style-name="T3">Packages themselves are connected namespaces. What do we mean by a namespace? We mean it is a local mapping from names into </text:span><text:span text:style-name="T2">variables</text:span><text:span text:style-name="T3">. A variable can be thought of as a name plus a unique identifier. It is possible to talk about namespaces as owning variables because of the rule that no two namespaces will ever share a variable: the namespace that contains a variable is said to be where the variable is declared.</text:span></text:p>
      <text:p text:style-name="P2"/>
      <text:p text:style-name="P2">[As an aside, this does not mean that variables are never aliased. The concept of variable is essentially a compile-time idea and two variables could share the same store location, which is a run-time idea.]</text:p>
      <text:p text:style-name="P2"/>
      <text:p text:style-name="P1"><text:span text:style-name="T3">But a package is more than a container for a namespace. It also provides connections, called </text:span><text:span text:style-name="T2">imports</text:span><text:span text:style-name="T3"> that lead to other packages. These connections are used when there's no entry for a name in the local namespace. An import from package X into package Y, allows code written in Y to use variables declared in X. </text:span></text:p>
      <text:p text:style-name="P2"/>
      <text:p text:style-name="P1"><text:span text:style-name="T3">The twist is that the programmer must specify which tags the import allows. A typical import would be from variables tagged as </text:span><text:span text:style-name="T2">public.</text:span><text:span text:style-name="T3"> e.g.</text:span></text:p>
      <text:p text:style-name="P2"/>
      <text:p text:style-name="P2"/>
      <text:p text:style-name="P2"><text:tab/>package X</text:p>
      <text:p text:style-name="P2"><text:tab/><text:tab/>var [ public ] foo = EXPR;</text:p>
      <text:p text:style-name="P2"><text:tab/><text:tab/>var [ hands-off ] bar = EXPR;</text:p>
      <text:p text:style-name="P2"><text:tab/>endpackage</text:p>
      <text:p text:style-name="P2"/>
      <text:p text:style-name="P2"><text:tab/>package Y</text:p>
      <text:p text:style-name="P2"><text:tab/><text:tab/>import [ public ] from X;</text:p>
      <text:p text:style-name="P1"><text:span text:style-name="T3"><text:tab/><text:tab/>... </text:span><text:span text:style-name="T2">foo visible here but bar is not ....</text:span></text:p>
      <text:p text:style-name="P2"><text:tab/>endpackage</text:p>
      <text:p text:style-name="P2"/>
      <text:p text:style-name="P2">This means that, in the above example, the variable foo would be visible inside package Y but bar is not. This is because the import only connects variables tagged as public, like foo and unlike bar.</text:p>
      <text:p text:style-name="P2"/>
      <text:p text:style-name="P1"><text:span text:style-name="T3">Imports support several further refinements. Normally it is possible to make local declarations that mask (or shadow) variables connected via an import. </text:span><text:soft-page-break/><text:span text:style-name="T3">However, Ginger allows the programmer to specify that the import is </text:span><text:span text:style-name="T2">pervasive</text:span><text:span text:style-name="T3"> and that guards against the accidental shadowing of variables. An example is shown below.</text:span></text:p>
      <text:p text:style-name="P2"/>
      <text:p text:style-name="P2"><text:tab/>package Z </text:p>
      <text:p text:style-name="P2"><text:tab/><text:tab/>pervasive import [public] from X;</text:p>
      <text:p text:style-name="P2"><text:tab/><text:tab/>var foo = "oops!";  # this will not be permitted</text:p>
      <text:p text:style-name="P2"> <text:tab/>endpackage</text:p>
      <text:p text:style-name="P2"/>
      <text:p text:style-name="P1"><text:span text:style-name="T3">Furthermore, Ginger allows the programmer to give a nickname or </text:span><text:span text:style-name="T2">alias</text:span><text:span text:style-name="T3"> to an import. This alias can be used to specify that a name must be looked up via a specific import. They can even insist that any use of the import is </text:span><text:span text:style-name="T2">qualified</text:span><text:span text:style-name="T3"> by the alias.</text:span></text:p>
      <text:p text:style-name="P2"/>
      <text:p text:style-name="P2"><text:tab/>package Q </text:p>
      <text:p text:style-name="P2"><text:tab/><text:tab/>qualified import [ public ] from X alias fromX;</text:p>
      <text:p text:style-name="P2"><text:tab/><text:tab/>var xxx = fromX::foo;<text:tab/># now foo must be prefixed by the alias for the reference to be allowed</text:p>
      <text:p text:style-name="P2"><text:tab/>endpackage</text:p>
      <text:p text:style-name="P2"/>
      <text:p text:style-name="P2">The two concepts of pervasion and qualification give the Ginger programmer a reasonable degree of organisational control over how they import packages. </text:p>
      <text:p text:style-name="P2"/>
      <text:p text:style-name="P1"><text:span text:style-name="T3">Last but definitely not least is the ability to re-export the variables of an import. Ordinarily, imports do not form recursive networks. So if A imports from B and B imports from C, then A can see some variables from B but none from C. However, it is possible to import </text:span><text:span text:style-name="T2">into</text:span><text:span text:style-name="T3"> a package and re-tag them!</text:span></text:p>
      <text:p text:style-name="P2"/>
      <text:p text:style-name="P2"><text:tab/>package C</text:p>
      <text:p text:style-name="P2"><text:tab/><text:tab/>var [ version3 ] useful = "very useful string";</text:p>
      <text:p text:style-name="P2"><text:tab/>endpackage</text:p>
      <text:p text:style-name="P2"/>
      <text:p text:style-name="P2"><text:tab/>package B</text:p>
      <text:p text:style-name="P2"><text:tab/><text:tab/>import [ version3 ] from C into [ public ];<text:tab/># re-tag as public and include into B.</text:p>
      <text:p text:style-name="P2"><text:tab/>endpackage</text:p>
      <text:p text:style-name="P2"/>
      <text:p text:style-name="P2"><text:tab/>package A</text:p>
      <text:p text:style-name="P2"><text:tab/><text:tab/>qualified import [public] from B alias Useful;</text:p>
      <text:p text:style-name="P2"><text:tab/><text:tab/>var list = [ Useful::useful ];<text:tab/><text:tab/># permitted reference to useful.</text:p>
      <text:p text:style-name="P2"><text:tab/>endpackage</text:p>
      <text:p text:style-name="P2"/>
      <text:p text:style-name="P2">This ability is absolutely crucial as it allows a programmer to transparently split a package into half-a-dozen subpackages without causing any trouble downstream. In other words the programmer can do something like this.</text:p>
      <text:p text:style-name="P2"/>
      <text:p text:style-name="P2"><text:tab/>package MyBigPackage</text:p>
      <text:p text:style-name="P1"><text:span text:style-name="T3"><text:tab/><text:tab/>... </text:span><text:span text:style-name="T2">lots of code</text:span><text:span text:style-name="T3">...</text:span></text:p>
      <text:p text:style-name="P2"><text:tab/>endpackage</text:p>
      <text:p text:style-name="P2"/>
      <text:p text:style-name="P2"><text:soft-page-break/>Splits into</text:p>
      <text:p text:style-name="P2"/>
      <text:p text:style-name="P2"><text:tab/>package MyBigPackage</text:p>
      <text:p text:style-name="P2"><text:tab/><text:tab/>import [public] from MyBigPackagePart1 into [public];</text:p>
      <text:p text:style-name="P2"><text:tab/><text:tab/>import [public] from MyBigPackagePart2 into [public];</text:p>
      <text:p text:style-name="P2"><text:tab/><text:tab/>import [public] from MyBigPackagePart3 into [public];</text:p>
      <text:p text:style-name="P2"><text:tab/><text:tab/>import [public] from MyBigPackagePart4 into [public];</text:p>
      <text:p text:style-name="P1"><text:span text:style-name="T3"><text:tab/><text:tab/>...</text:span><text:span text:style-name="T2">no code...</text:span></text:p>
      <text:p text:style-name="P2"><text:tab/>endpackage</text:p>
      <text:p text:style-name="P2"/>
      <text:p text:style-name="P1"><text:span text:style-name="T3"><text:tab/>package MyBigPackagePart1 .... </text:span><text:span text:style-name="T2">smaller code ... </text:span><text:span text:style-name="T3">endpackage</text:span></text:p>
      <text:p text:style-name="P2"><text:tab/>etc etc</text:p>
      <text:p text:style-name="P2"/>
      <text:p text:style-name="P2">[Is this the definitive list of all the features Ginger programmers will ever need with packages? No - but we don't want to add any other features until we have go more experience with this system. Requirements on evolving programs is likely to require us to supply negative tags, for example. But let's walk before we run.]</text:p>
      <text:p text:style-name="P2"/>
      <text:p text:style-name="P3"><text:span text:style-name="T3">Finally, perhaps the most elegant part of the design of Ginger's packaging system is the way the project structure and autoloading combine to eliminate the explicit use of package-endpackage and imports in practical code. And this means that code can be freely moved from one package to another without the use of complex, language-aware refactoring. It also keeps code clean and readable. But that is a topic for another le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Verdana" svg:font-family="Verdana"/>
    <style:font-face style:name="Verdana1" svg:font-family="Verdana" style:font-family-generic="swiss"/>
    <style:font-face style:name="Monaco" svg:font-family="Monaco"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4T13:23:11</meta:creation-date>
    <meta:document-statistic meta:table-count="0" meta:image-count="0" meta:object-count="0" meta:page-count="3" meta:paragraph-count="53" meta:word-count="854" meta:character-count="5114"/>
    <dc:date>2010-08-14T13:23:39</dc:date>
    <dc:creator>Stephen Leach</dc:creator>
    <meta:editing-duration>PT00H00M29S</meta:editing-duration>
    <meta:editing-cycles>1</meta:editing-cycles>
    <meta:generator>OpenOffice.org/3.2$Unix OpenOffice.org_project/320m18$Build-9502</meta:generator>
  </office:meta>
</office:document-meta>
</file>